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style:vertical-align="middle"/>
      <style:text-properties style:text-position=""/>
    </style:style>
    <style:style style:name="ce87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8" style:family="table-cell" style:parent-style-name="Default">
      <style:text-properties style:text-position="" fo:font-size="12pt" style:font-size-asian="12pt" style:font-size-complex="12pt"/>
    </style:style>
    <style:style style:name="ce8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42">
      <style:table-cell-properties style:vertical-align="middle"/>
    </style:style>
    <style:style style:name="ce177" style:family="table-cell" style:parent-style-name="Default"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8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8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48"/>
          <table:table-cell table:style-name="ce157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table:style-name="ce14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48"/>
          <table:table-cell table:style-name="ce157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48"/>
          <table:table-cell table:style-name="ce157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 table:style-name="ce154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2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69"/>
          <table:table-cell table:style-name="ce73"/>
          <table:table-cell table:style-name="ce74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0"/>
          <table:table-cell table:style-name="ce73"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</table:table-row>
        <table:table-row table:style-name="ro12">
          <table:table-cell table:style-name="ce71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</table:table-row>
        <table:table-row table:style-name="ro6">
          <table:table-cell table:style-name="ce69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69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8"/>
        <table:table-column table:style-name="co35" table:default-cell-style-name="ce81"/>
        <table:table-column table:style-name="co36" table:default-cell-style-name="ce74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6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e process evolves over time – Tom H 1987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om H 1987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1 – Research the Perso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Research the Person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Friends → TV → Books – Alexander Hamilt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lexander Hamilt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2 – Answer a Questionnaire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Answer a Questionnaire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ention the MBTI – Tom H MBTI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Tom H MBTI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ade the questionnaire my own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83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0"/>
          <table:table-cell table:style-name="ce73" office:value-type="string" calcext:value-type="string">
            <text:p>Step 3 – Draw the Image</text:p>
          </table:table-cell>
          <table:table-cell table:style-name="ce83" office:value-type="string" calcext:value-type="string">
            <text:p>S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3" office:value-type="string" calcext:value-type="string">
            <text:p>L</text:p>
          </table:table-cell>
          <table:table-cell table:style-name="ce8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It’s Lonely at the Top – Thomas Jefferson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79"/>
          <table:table-cell table:style-name="ce73" office:value-type="string" calcext:value-type="string">
            <text:p>Thomas Jefferson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4 – Post Them on the Web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Post Them on the Web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eeOurminds vs. Artsyvisions – Mulder &amp; Scully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Mulder &amp; Scully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5 – Write About Them in Ebooks</text:p>
          </table:table-cell>
          <table:table-cell table:style-name="ce83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Write About Them in Ebooks</text:p>
          </table:table-cell>
          <table:table-cell table:style-name="ce83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Images can be difficult – Donald &amp; Steve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Donald &amp; Steve combo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 office:value-type="string" calcext:value-type="string">
            <text:p>Step 6 – Post to Social Sites</text:p>
          </table:table-cell>
          <table:table-cell table:style-name="ce83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Summary – Tom W Hartung 2019</text:p>
          </table:table-cell>
          <table:table-cell table:style-name="ce83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3" office:value-type="string" calcext:value-type="string">
            <text:p>Tom W Hartung 2019 image with name and percentages</text:p>
          </table:table-cell>
          <table:table-cell table:style-name="ce83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0"/>
          <table:table-cell table:style-name="ce82" office:value-type="string" calcext:value-type="string">
            <text:p>¹<text:span text:style-name="T8"> S=Square, L=Landscape, P=Portrait</text:span></text:p>
          </table:table-cell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0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79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0"/>
          <table:table-cell table:number-columns-repeated="2"/>
          <table:table-cell table:style-name="ce8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0"/>
          <table:table-cell table:number-columns-repeated="2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3"/>
          <table:table-cell table:style-name="ce8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6"/>
          <table:table-cell/>
          <table:table-cell table:style-name="ce86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8"/>
        <table:table-column table:style-name="co42" table:default-cell-style-name="ce81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79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73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73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3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0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79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0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0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8"/>
          <table:table-cell table:style-name="ce68"/>
          <table:table-cell table:style-name="ce75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5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89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 office:value-type="string" calcext:value-type="string">
            <text:p>All</text:p>
          </table:table-cell>
          <table:table-cell table:style-name="ce75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6"/>
          <table:table-cell/>
          <table:table-cell table:style-name="ce8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20:24:26.909282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09T20:47:24.838003166</dc:date>
    <meta:editing-duration>P62DT15H57M33S</meta:editing-duration>
    <meta:editing-cycles>1101</meta:editing-cycles>
    <meta:document-statistic meta:table-count="10" meta:cell-count="1137" meta:object-count="0"/>
  </office:meta>
</office:document-meta>
</file>